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3f1a4" fo:background-color="transparent" style:font-size-asian="18pt" style:font-name-complex="Garamond" style:font-size-complex="18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3f1a4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6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7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9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3f1a4"/>
    </style:style>
    <style:style style:name="P10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11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18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9f68e" style:font-size-asian="16pt" style:font-size-complex="16pt" fo:hyphenate="false" fo:hyphenation-remain-char-count="2" fo:hyphenation-push-char-count="2"/>
    </style:style>
    <style:style style:name="P19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9f68e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ceeef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2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9f68e" fo:background-color="transparent" style:font-name-complex="Garamond" fo:hyphenate="false" fo:hyphenation-remain-char-count="2" fo:hyphenation-push-char-count="2"/>
    </style:style>
    <style:style style:name="P2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2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ceeef" officeooo:paragraph-rsid="001ceeef" fo:background-color="transparent" style:font-name-complex="Garamond" fo:hyphenate="false" fo:hyphenation-remain-char-count="2" fo:hyphenation-push-char-count="2"/>
    </style:style>
    <style:style style:name="P2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daede" officeooo:paragraph-rsid="00223cea" fo:background-color="transparent" style:font-name-complex="Garamond" fo:hyphenate="false" fo:hyphenation-remain-char-count="2" fo:hyphenation-push-char-count="2"/>
    </style:style>
    <style:style style:name="P2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style:font-name-complex="Garamond" fo:hyphenate="false" fo:hyphenation-remain-char-count="2" fo:hyphenation-push-char-count="2"/>
    </style:style>
    <style:style style:name="P2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386e3" fo:background-color="transparent" style:font-name-complex="Garamond" fo:hyphenate="false" fo:hyphenation-remain-char-count="2" fo:hyphenation-push-char-count="2"/>
    </style:style>
    <style:style style:name="P3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20834d" fo:background-color="#ffff00" style:font-name-complex="Garamond" fo:hyphenate="false" fo:hyphenation-remain-char-count="2" fo:hyphenation-push-char-count="2"/>
    </style:style>
    <style:style style:name="P3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9f68e" fo:background-color="#ffff00" fo:hyphenate="false" fo:hyphenation-remain-char-count="2" fo:hyphenation-push-char-count="2"/>
    </style:style>
    <style:style style:name="P3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background-color="#ffff00" fo:hyphenate="false" fo:hyphenation-remain-char-count="2" fo:hyphenation-push-char-count="2"/>
    </style:style>
    <style:style style:name="P3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fo:hyphenate="false" fo:hyphenation-remain-char-count="2" fo:hyphenation-push-char-count="2"/>
    </style:style>
    <style:style style:name="P3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386e3" fo:background-color="transparent" style:font-name-complex="Garamond" fo:hyphenate="false" fo:hyphenation-remain-char-count="2" fo:hyphenation-push-char-count="2"/>
    </style:style>
    <style:style style:name="P3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1" officeooo:rsid="0020834d" officeooo:paragraph-rsid="0020834d" fo:background-color="transparent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38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40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4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paragraph-rsid="001ceeef" fo:hyphenate="false" fo:hyphenation-remain-char-count="2" fo:hyphenation-push-char-count="2"/>
    </style:style>
    <style:style style:name="P43" style:family="paragraph" style:parent-style-name="Standard">
      <style:paragraph-properties fo:margin-left="1.199cm" fo:margin-right="0cm" fo:line-height="100%" fo:text-align="justify" style:justify-single-word="false" fo:orphans="0" fo:widows="0" fo:hyphenation-ladder-count="no-limit" fo:text-indent="-1.199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44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45" style:family="paragraph" style:parent-style-name="Standard" style:list-style-name="L1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46" style:family="paragraph" style:parent-style-name="Standard" style:list-style-name="L2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1" officeooo:rsid="00174ae6" officeooo:paragraph-rsid="00174ae6" fo:background-color="transparent" style:font-name-complex="Garamond" fo:hyphenate="false" fo:hyphenation-remain-char-count="2" fo:hyphenation-push-char-count="2"/>
    </style:style>
    <style:style style:name="P47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48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74ae6" officeooo:paragraph-rsid="00174ae6" fo:background-color="transparent" style:font-name-complex="Garamond" fo:hyphenate="false" fo:hyphenation-remain-char-count="2" fo:hyphenation-push-char-count="2"/>
    </style:style>
    <style:style style:name="P49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50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51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52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53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54" style:family="paragraph" style:parent-style-name="Standard">
      <style:paragraph-properties fo:line-height="100%" fo:text-align="start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55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4ae6" fo:hyphenate="false" fo:hyphenation-remain-char-count="2" fo:hyphenation-push-char-count="2"/>
    </style:style>
    <style:style style:name="P56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90bd" fo:hyphenate="false" fo:hyphenation-remain-char-count="2" fo:hyphenation-push-char-count="2"/>
    </style:style>
    <style:style style:name="P57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58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59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f62bd" style:font-size-asian="10.5pt" style:font-weight-asian="normal" style:font-size-complex="12pt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3f1a4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61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ceeef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62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63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64" style:family="paragraph" style:parent-style-name="Standard" style:list-style-name="L3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6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1daede" officeooo:paragraph-rsid="001daede" fo:background-color="transparent" style:font-size-asian="10.5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6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2bed98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6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a0925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bed98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e4346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cc703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e30b5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4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75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19f68e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6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77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style:font-name="Garamond" fo:font-weight="bold" officeooo:rsid="0013f1a4" fo:background-color="transparent" loext:char-shading-value="0" style:font-weight-asian="bold" style:font-name-complex="Garamond" style:font-weight-complex="bold"/>
    </style:style>
    <style:style style:name="T9" style:family="text">
      <style:text-properties style:font-name="Garamond" fo:font-size="16pt" style:text-underline-style="none" fo:font-weight="bold" officeooo:rsid="0013f1a4" fo:background-color="transparent" loext:char-shading-value="0" style:font-size-asian="16pt" style:font-weight-asian="bold" style:font-name-complex="Garamond" style:font-size-complex="16pt" style:font-weight-complex="bold"/>
    </style:style>
    <style:style style:name="T10" style:family="text">
      <style:text-properties style:font-name="Garamond" officeooo:rsid="0013f1a4" fo:background-color="transparent" loext:char-shading-value="0" style:font-name-complex="Garamond"/>
    </style:style>
    <style:style style:name="T11" style:family="text">
      <style:text-properties style:font-name="Garamond" officeooo:rsid="0015b1fe" fo:background-color="transparent" loext:char-shading-value="0" style:font-name-complex="Garamond"/>
    </style:style>
    <style:style style:name="T12" style:family="text">
      <style:text-properties style:font-name="Garamond" officeooo:rsid="00174ae6" fo:background-color="transparent" loext:char-shading-value="0" style:font-name-complex="Garamond"/>
    </style:style>
    <style:style style:name="T13" style:family="text">
      <style:text-properties style:font-name="Garamond" officeooo:rsid="001790bd" fo:background-color="transparent" loext:char-shading-value="0" style:font-name-complex="Garamond"/>
    </style:style>
    <style:style style:name="T14" style:family="text">
      <style:text-properties style:font-name="Garamond" officeooo:rsid="002659b6" fo:background-color="transparent" loext:char-shading-value="0" style:font-name-complex="Garamond"/>
    </style:style>
    <style:style style:name="T15" style:family="text">
      <style:text-properties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16" style:family="text">
      <style:text-properties style:font-name="Garamond" style:text-underline-style="none" fo:background-color="transparent" loext:char-shading-value="0" style:font-name-complex="Garamond"/>
    </style:style>
    <style:style style:name="T17" style:family="text">
      <style:text-properties style:font-name="Garamond" style:text-underline-style="none" officeooo:rsid="0013f1a4" fo:background-color="transparent" loext:char-shading-value="0" style:font-name-complex="Garamond"/>
    </style:style>
    <style:style style:name="T18" style:family="text">
      <style:text-properties style:font-name="Garamond" style:text-underline-style="none" officeooo:rsid="001f62bd" fo:background-color="transparent" loext:char-shading-value="0" style:font-name-complex="Garamond"/>
    </style:style>
    <style:style style:name="T19" style:family="text">
      <style:text-properties style:font-name="Garamond" style:text-underline-style="none" officeooo:rsid="0020834d" fo:background-color="transparent" loext:char-shading-value="0" style:font-name-complex="Garamond"/>
    </style:style>
    <style:style style:name="T20" style:family="text">
      <style:text-properties style:font-name="Garamond" style:text-underline-style="none" officeooo:rsid="0029bf20" fo:background-color="transparent" loext:char-shading-value="0" style:font-name-complex="Garamond"/>
    </style:style>
    <style:style style:name="T21" style:family="text">
      <style:text-properties style:font-name="Garamond" fo:font-size="15pt" fo:font-style="normal" style:text-underline-style="none" fo:font-weight="bold" officeooo:rsid="0013f1a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2" style:family="text">
      <style:text-properties style:font-name="Garamond" fo:font-size="15pt" style:text-underline-style="none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3" style:family="text">
      <style:text-properties style:font-name="Garamond" fo:font-size="15pt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4" style:family="text">
      <style:text-properties style:font-name="Garamond" fo:font-style="normal" style:text-underline-style="none" fo:font-weight="bold" officeooo:rsid="0013f1a4" fo:background-color="transparent" loext:char-shading-value="0" style:font-style-asian="normal" style:font-weight-asian="bold" style:font-name-complex="Garamond" style:font-style-complex="normal" style:font-weight-complex="bold"/>
    </style:style>
    <style:style style:name="T25" style:family="text">
      <style:text-properties officeooo:rsid="0013f1a4"/>
    </style:style>
    <style:style style:name="T26" style:family="text">
      <style:text-properties officeooo:rsid="00174ae6"/>
    </style:style>
    <style:style style:name="T27" style:family="text">
      <style:text-properties officeooo:rsid="001790bd"/>
    </style:style>
    <style:style style:name="T28" style:family="text">
      <style:text-properties fo:font-size="12pt" officeooo:rsid="0013f1a4" style:font-size-asian="12pt" style:font-size-complex="12pt"/>
    </style:style>
    <style:style style:name="T29" style:family="text">
      <style:text-properties fo:font-size="12pt" fo:font-weight="bold" officeooo:rsid="0013f1a4" style:font-name-asian="Garamond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3f1a4" style:font-size-asian="12pt" style:font-weight-asian="bold" style:font-size-complex="12pt" style:font-weight-complex="bold"/>
    </style:style>
    <style:style style:name="T31" style:family="text">
      <style:text-properties fo:font-size="12pt" fo:font-weight="normal" officeooo:rsid="0013f1a4" style:font-name-asian="Garamond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3f1a4" style:font-size-asian="12pt" style:font-weight-asian="normal" style:font-size-complex="12pt" style:font-weight-complex="normal"/>
    </style:style>
    <style:style style:name="T33" style:family="text">
      <style:text-properties fo:font-size="12pt" officeooo:rsid="0013f1a4" style:font-name-asian="Garamond" style:font-size-asian="12pt" style:font-size-complex="12pt"/>
    </style:style>
    <style:style style:name="T34" style:family="text">
      <style:text-properties officeooo:rsid="0019221a"/>
    </style:style>
    <style:style style:name="T35" style:family="text">
      <style:text-properties officeooo:rsid="0019f68e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19f68e"/>
    </style:style>
    <style:style style:name="T38" style:family="text">
      <style:text-properties fo:color="#000000" style:font-name="Garamond" style:text-underline-style="none" fo:background-color="#ffff00" loext:char-shading-value="0" style:font-name-complex="Garamond"/>
    </style:style>
    <style:style style:name="T39" style:family="text">
      <style:text-properties fo:color="#000000" style:font-name="Garamond" style:text-underline-style="none" fo:background-color="transparent" loext:char-shading-value="0" style:font-name-complex="Garamond"/>
    </style:style>
    <style:style style:name="T40" style:family="text">
      <style:text-properties fo:color="#000000" style:font-name="Garamond" style:text-underline-style="none" officeooo:rsid="001f62bd" fo:background-color="transparent" loext:char-shading-value="0" style:font-name-complex="Garamond"/>
    </style:style>
    <style:style style:name="T41" style:family="text">
      <style:text-properties fo:color="#000000" style:font-name="Garamond" style:text-underline-style="none" officeooo:rsid="0029bf20" fo:background-color="transparent" loext:char-shading-value="0" style:font-name-complex="Garamond"/>
    </style:style>
    <style:style style:name="T42" style:family="text">
      <style:text-properties fo:color="#000000"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43" style:family="text">
      <style:text-properties officeooo:rsid="0020834d"/>
    </style:style>
    <style:style style:name="T44" style:family="text">
      <style:text-properties style:font-name="Garamond1"/>
    </style:style>
    <style:style style:name="T45" style:family="text">
      <style:text-properties officeooo:rsid="00223cea"/>
    </style:style>
    <style:style style:name="T46" style:family="text">
      <style:text-properties officeooo:rsid="002386e3"/>
    </style:style>
    <style:style style:name="T47" style:family="text">
      <style:text-properties officeooo:rsid="002659b6"/>
    </style:style>
    <style:style style:name="T48" style:family="text">
      <style:text-properties officeooo:rsid="00269993"/>
    </style:style>
    <style:style style:name="T49" style:family="text">
      <style:text-properties officeooo:rsid="0027d615"/>
    </style:style>
    <style:style style:name="T50" style:family="text">
      <style:text-properties officeooo:rsid="0029bf20"/>
    </style:style>
    <style:style style:name="T51" style:family="text">
      <style:text-properties officeooo:rsid="002bed98"/>
    </style:style>
    <style:style style:name="T52" style:family="text">
      <style:text-properties fo:font-size="15pt" style:text-underline-style="none" officeooo:rsid="0019f68e" style:font-size-asian="15pt" style:font-size-complex="15pt"/>
    </style:style>
    <style:style style:name="T53" style:family="text">
      <style:text-properties officeooo:rsid="002cc703"/>
    </style:style>
    <style:style style:name="T54" style:family="text">
      <style:text-properties officeooo:rsid="002e4346"/>
    </style:style>
    <style:style style:name="T55" style:family="text">
      <style:text-properties officeooo:rsid="003165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1"/>
      <text:p text:style-name="P1"/>
      <text:p text:style-name="P1"/>
      <text:p text:style-name="P1"/>
      <text:p text:style-name="P1"><text:s/></text:p>
      <text:h text:style-name="P10" text:outline-level="1">PROG5 - Projet logiciel <text:line-break/>2014-2015</text:h>
      <text:p text:style-name="P2"/>
      <text:p text:style-name="P2"/>
      <text:p text:style-name="P2"/>
      <text:p text:style-name="P1"><text:span text:style-name="T25">Journal</text:span> </text:p>
      <text:p text:style-name="P3"/>
      <text:p text:style-name="P3"/>
      <text:p text:style-name="P3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éalisé<text:span text:style-name="T1"> </text:span>par :</text:p>
      <text:p text:style-name="P3"><text:span text:style-name="T3">COUTAUD</text:span><text:span text:style-name="T6"> Ulysse</text:span><text:span text:style-name="T5">,</text:span></text:p>
      <text:p text:style-name="P3"><text:span text:style-name="T2">SID-LAKHDAR</text:span><text:span text:style-name="T1"> <text:s/></text:span>Riyane<text:span text:style-name="T1">,</text:span></text:p>
      <text:p text:style-name="P3"><text:span text:style-name="T4">OCHIER</text:span><text:span text:style-name="T7"> Sebastien,</text:span></text:p>
      <text:p text:style-name="P3"><text:span text:style-name="T7"><text:s/></text:span><text:span text:style-name="T4">SELLAM</text:span><text:span text:style-name="T7"> Louis</text:span></text:p>
      <text:p text:style-name="P4">(L3 informatique)</text:p>
      <text:p text:style-name="P3"/>
      <text:p text:style-name="P3"/>
      <text:p text:style-name="P3"/>
      <text:p text:style-name="P3"/>
      <text:p text:style-name="P3">Janvier 2015</text:p>
      <text:p text:style-name="P51"><text:soft-page-break/>******** Lundi 5 Janvier ******** </text:p>
      <text:p text:style-name="P5"/>
      <text:list xml:id="list2251453023755201730" text:style-name="L1">
        <text:list-item>
          <text:p text:style-name="P45">Mise en place du Github</text:p>
        </text:list-item>
        <text:list-item>
          <text:p text:style-name="P47">Analyse du sujet</text:p>
        </text:list-item>
        <text:list-item>
          <text:p text:style-name="P48">Ana<text:span text:style-name="T44">lyse du code source fourni :</text:span></text:p>
        </text:list-item>
      </text:list>
      <text:list xml:id="list5997731794771085311" text:style-name="L2">
        <text:list-item>
          <text:p text:style-name="P46">D<text:span text:style-name="T47">é</text:span>termination du rôle joué par chaque fichier</text:p>
        </text:list-item>
        <text:list-item>
          <text:p text:style-name="P55"><text:span text:style-name="T12">Analyse d</text:span><text:span text:style-name="T13">u mode de stockage des registres en des status du simulateur</text:span></text:p>
        </text:list-item>
        <text:list-item>
          <text:p text:style-name="P56"><text:span text:style-name="T13">I</text:span><text:span text:style-name="T12">dentification des principales fonctionalités implanté</text:span><text:span text:style-name="T14">e</text:span><text:span text:style-name="T12">s potentie</text:span><text:span text:style-name="T14">l</text:span><text:span text:style-name="T12">lement utiles.</text:span></text:p>
        </text:list-item>
      </text:list>
      <text:list xml:id="list92633295476888" text:continue-list="list2251453023755201730" text:style-name="L1">
        <text:list-item>
          <text:p text:style-name="P57"><text:span text:style-name="T10">Codage de l'accès </text:span><text:span text:style-name="T11">à la mémoire en lecture et </text:span><text:span text:style-name="T10">écritur</text:span><text:span text:style-name="T11">e.</text:span></text:p>
        </text:list-item>
        <text:list-item>
          <text:p text:style-name="P57"><text:span text:style-name="T10">Répartition du travail en fonction des fichiers à traiter : </text:span><text:span text:style-name="T11">Lecture et d</text:span><text:span text:style-name="T14">é</text:span><text:span text:style-name="T11">codage d'instruction + traitement ind</text:span><text:span text:style-name="T14">é</text:span><text:span text:style-name="T11">pendant de chaque type d'instruction</text:span><text:span text:style-name="T10">.</text:span></text:p>
        </text:list-item>
      </text:list>
      <text:p text:style-name="P43"/>
      <text:p text:style-name="P60">******** Mardi 6 Janvier ******** </text:p>
      <text:p text:style-name="P60">******** Avancement ******** </text:p>
      <text:p text:style-name="P14"/>
      <text:p text:style-name="P11"><text:span text:style-name="T26">A</text:span>nalyse de la doc<text:span text:style-name="T27">umentation ARM_v5</text:span> <text:span text:style-name="T26">relative à :</text:span></text:p>
      <text:list xml:id="list7214422981448380223" text:style-name="L3">
        <text:list-item>
          <text:p text:style-name="P49">Mode d'adressage et fetch des instructions de la m<text:span text:style-name="T48">é</text:span>moire vers les registres.</text:p>
        </text:list-item>
        <text:list-item>
          <text:p text:style-name="P50">Determiner la partie commune de la lecture et de l'analyse de <text:span text:style-name="T34">toutes les </text:span>instruction<text:span text:style-name="T34">s et des conditions de différenciation des modes d'adressage</text:span> :</text:p>
          <text:p text:style-name="P62">- <text:span text:style-name="T25">arm_instruction.c<text:tab/><text:tab/>:</text:span> <text:span text:style-name="T29">SELLAM</text:span><text:span text:style-name="T31"> Louis</text:span></text:p>
        </text:list-item>
        <text:list-item>
          <text:p text:style-name="P49">Determination des algorithmes de traitement de chaque type d'instruction :</text:p>
          <text:p text:style-name="P63">- <text:span text:style-name="T25">arm_branch_other.c<text:tab/>:</text:span><text:span text:style-name="T28"> </text:span><text:span text:style-name="T30">COUTAUD</text:span><text:span text:style-name="T32"> Ulysse</text:span></text:p>
          <text:p text:style-name="P63"><text:span text:style-name="T32">- arm_load_store.c<text:tab/><text:tab/>: </text:span><text:span text:style-name="T29">OCHIER</text:span><text:span text:style-name="T31"> Sebastien</text:span></text:p>
          <text:p text:style-name="P64">- <text:span text:style-name="T25">arm_data_processing.c<text:tab/>:</text:span><text:span text:style-name="T28"> </text:span><text:span text:style-name="T30">SID-LAKHDAR</text:span><text:span text:style-name="T33"> <text:s/></text:span><text:span text:style-name="T28">Riyane</text:span></text:p>
        </text:list-item>
      </text:list>
      <text:p text:style-name="P11"/>
      <text:p text:style-name="P53">******** Mercredi 7 Janvier ******** </text:p>
      <text:p text:style-name="P53">******** Avancement ******** </text:p>
      <text:p text:style-name="P7"/>
      <text:p text:style-name="P20"><text:span text:style-name="T36">. <text:s text:c="2"/></text:span><text:span text:style-name="T52">arm_instruction :</text:span></text:p>
      <text:p text:style-name="P75"/>
      <text:p text:style-name="P67">Mise en place d<text:span text:style-name="T51">'une</text:span> première version.</text:p>
      <text:p text:style-name="P69">Elaboration de la structure du programme avec un ensemble de fonctions (non impl<text:span text:style-name="T53">é</text:span>mentées).</text:p>
      <text:p text:style-name="P68">Début de l'implémentation des fonctions.</text:p>
      <text:p text:style-name="P66"/>
      <text:p text:style-name="P15"><text:span text:style-name="T21">. <text:s text:c="2"/></text:span><text:span text:style-name="T22">arm_data_processing :</text:span></text:p>
      <text:p text:style-name="P38"/>
      <text:p text:style-name="P27">Mise en place de l'algorithme de traitement d'instructions « data processing » :</text:p>
      <text:p text:style-name="P27">Implantation du parseur d'instruction (non exhaustif).</text:p>
      <text:p text:style-name="P27"><text:span text:style-name="T45">Réalisation de</text:span> chaque <text:span text:style-name="T45">type d'opération</text:span>.</text:p>
      <text:p text:style-name="P28">Sauvegarde des r<text:span text:style-name="T49">é</text:span>sultats de l'op<text:span text:style-name="T49">é</text:span>ration en fonction du types d'op<text:span text:style-name="T49">é</text:span>ration et du bit S (mise à jours du registre CPSR)</text:p>
      <text:p text:style-name="P24"><text:soft-page-break/></text:p>
      <text:p text:style-name="P15"><text:span text:style-name="T21">. <text:s text:c="2"/></text:span><text:span text:style-name="T22">arm_load_store :</text:span></text:p>
      <text:p text:style-name="P76"><text:span text:style-name="T22"/></text:p>
      <text:p text:style-name="P24">Mise en place des algorithmes du traitement des pre(post)-incr<text:span text:style-name="T49">é</text:span>ments d'adresses imm<text:span text:style-name="T49">é</text:span>diate<text:span text:style-name="T49">s</text:span>, ou par registres.</text:p>
      <text:p text:style-name="P24"/>
      <text:p text:style-name="P18"><text:span text:style-name="T24">. <text:s text:c="2"/></text:span><text:span text:style-name="T23">arm_branch_other :</text:span></text:p>
      <text:p text:style-name="P38"/>
      <text:p text:style-name="P31">******** <text:span text:style-name="T35">A ULYSSE*************</text:span></text:p>
      <text:p text:style-name="P22"/>
      <text:p text:style-name="P12"/>
      <text:p text:style-name="P51">******** Jeudi 8 Janvier ******** </text:p>
      <text:p text:style-name="P51">******** Avancement ******** </text:p>
      <text:p text:style-name="P8"/>
      <text:p text:style-name="P19"><text:span text:style-name="T36">. <text:s text:c="2"/></text:span><text:span text:style-name="T52">arm_instruction :</text:span></text:p>
      <text:p text:style-name="P39"/>
      <text:p text:style-name="P72">Prise de décision avec les autres membres pour dé<text:span text:style-name="T55">c</text:span>ider la vérification des sous catégories.</text:p>
      <text:p text:style-name="P73">Suite des implémentations des fonctions.</text:p>
      <text:p text:style-name="P21"/>
      <text:p text:style-name="P16"><text:span text:style-name="T21">. <text:s text:c="2"/></text:span><text:span text:style-name="T22">arm_data_processing :</text:span></text:p>
      <text:p text:style-name="P41"/>
      <text:p text:style-name="P33"><text:span text:style-name="T17">G</text:span><text:span text:style-name="T20">é</text:span><text:span text:style-name="T16">n</text:span><text:span text:style-name="T20">é</text:span><text:span text:style-name="T16">ralisation du parseur d</text:span><text:span text:style-name="T19">e l'</text:span><text:span text:style-name="T16">op</text:span><text:span text:style-name="T20">é</text:span><text:span text:style-name="T16">rande </text:span><text:span text:style-name="T19">2 </text:span><text:span text:style-name="T18">(shifter_ope</text:span><text:span text:style-name="T19">rand</text:span><text:span text:style-name="T18">) </text:span><text:span text:style-name="T19">au cas</text:span><text:span text:style-name="T16"> :</text:span></text:p>
      <text:list xml:id="list1504681189822186528" text:style-name="L4">
        <text:list-item>
          <text:p text:style-name="P58"><text:span text:style-name="T16">Representé par un </text:span><text:span text:style-name="T15">immediat </text:span><text:span text:style-name="T16">+ d</text:span><text:span text:style-name="T20">é</text:span><text:span text:style-name="T16">calage ou rotation </text:span><text:span text:style-name="T38">(XX cas)</text:span></text:p>
        </text:list-item>
        <text:list-item>
          <text:p text:style-name="P59"><text:span text:style-name="T39">Representé par un </text:span><text:span text:style-name="T42">registre</text:span><text:span text:style-name="T39"> </text:span><text:span text:style-name="T40">+ d</text:span><text:span text:style-name="T41">é</text:span><text:span text:style-name="T40">calage ou rotation imm</text:span><text:span text:style-name="T41">é</text:span><text:span text:style-name="T40">diat ou registre </text:span><text:span text:style-name="T38">(XX cas)</text:span></text:p>
        </text:list-item>
      </text:list>
      <text:p text:style-name="P65"/>
      <text:p text:style-name="P16"><text:span text:style-name="T21">. <text:s text:c="2"/></text:span><text:span text:style-name="T9">arm_load_store :</text:span></text:p>
      <text:p text:style-name="P40"/>
      <text:p text:style-name="P26">Mise en place des algorithmes des "Miscellaneous Load/Store".</text:p>
      <text:p text:style-name="P25"/>
      <text:p text:style-name="P17"><text:span text:style-name="T24">. <text:s text:c="2"/></text:span><text:span text:style-name="T8">arm_branch_other :</text:span></text:p>
      <text:p text:style-name="P37"/>
      <text:p text:style-name="P32">******** <text:span text:style-name="T35">A ULYSSE*************</text:span></text:p>
      <text:p text:style-name="P23"/>
      <text:p text:style-name="P13"/>
      <text:p text:style-name="P52">******** Vendredi 9 Janvier ******** </text:p>
      <text:p text:style-name="P51">******** Avancement ******** </text:p>
      <text:p text:style-name="P8"/>
      <text:p text:style-name="P19"><text:span text:style-name="T36">. <text:s text:c="2"/></text:span><text:span text:style-name="T37">arm_instruction :</text:span></text:p>
      <text:p text:style-name="P39"/>
      <text:p text:style-name="P70">Affichage des valeurs et variables nécessaires pour le debbuging.</text:p>
      <text:p text:style-name="P70">Optimisation du code <text:span text:style-name="T54">et ajout de commentaires</text:span>.</text:p>
      <text:p text:style-name="P70">Première version stable et sans bug de arm_instruction.</text:p>
      <text:p text:style-name="P71">Premiers tests effectués (avec tests fournis).</text:p>
      <text:p text:style-name="P71"/>
      <text:p text:style-name="P21"/>
      <text:p text:style-name="P16"><text:soft-page-break/><text:span text:style-name="T21">. <text:s text:c="2"/></text:span><text:span text:style-name="T22">arm_data_processing :</text:span></text:p>
      <text:p text:style-name="P37"/>
      <text:p text:style-name="P36">Implantation de l'interface utilisateur : Affichage du type d'op<text:span text:style-name="T50">é</text:span>ration, bit I, bit S, type de l'op<text:span text:style-name="T50">é</text:span>rande 2 et la valeur des op<text:span text:style-name="T50">é</text:span>rand<text:span text:style-name="T50">es</text:span> 1 et 2.</text:p>
      <text:p text:style-name="P36">Test de toutes les commandes de type « data_processing »</text:p>
      <text:p text:style-name="P25"/>
      <text:p text:style-name="P16"><text:span text:style-name="T21">. <text:s text:c="2"/></text:span><text:span text:style-name="T9">arm_load_store :</text:span></text:p>
      <text:p text:style-name="P26"/>
      <text:p text:style-name="P26">Test des Load/Store. Modification des codes conditions afin d'appliquer le bon traitement à l'adresse.</text:p>
      <text:p text:style-name="P26"/>
      <text:p text:style-name="P17"><text:span text:style-name="T24">. <text:s text:c="2"/></text:span><text:span text:style-name="T8">arm_branch_other :</text:span></text:p>
      <text:p text:style-name="P37"/>
      <text:p text:style-name="P32">******** <text:span text:style-name="T35">A ULYSSE*************</text:span></text:p>
      <text:p text:style-name="P23"/>
      <text:p text:style-name="P13"/>
      <text:p text:style-name="P52">******** Samedi 10 Janvier ******** </text:p>
      <text:p text:style-name="P51">******** Avancement ******** </text:p>
      <text:p text:style-name="P8"/>
      <text:p text:style-name="P19"><text:span text:style-name="T36">. <text:s text:c="2"/></text:span><text:span text:style-name="T37">arm_instruction :</text:span></text:p>
      <text:p text:style-name="P74"/>
      <text:p text:style-name="P21"/>
      <text:p text:style-name="P16"><text:span text:style-name="T21">. <text:s text:c="2"/></text:span><text:span text:style-name="T22">arm_data_processing :</text:span></text:p>
      <text:p text:style-name="P42"/>
      <text:p text:style-name="P34">Mise à jour du fichier « descriptif du code.odt » relatif au code de traitement d'instruction « data_processing ».</text:p>
      <text:p text:style-name="P35">Mise à jour du fichier « <text:span text:style-name="T46">liste des fonctionalites</text:span>.odt » relatif au code de traitement d'instruction « data_processing ».</text:p>
      <text:p text:style-name="P35">Mise à jour du fichier « <text:span text:style-name="T46">liste des tests</text:span>.odt » relatif au code de traitement d'instruction « data_processing ».</text:p>
      <text:p text:style-name="P29"/>
      <text:p text:style-name="P16"><text:span text:style-name="T21">. <text:s text:c="2"/></text:span><text:span text:style-name="T9">arm_load_store :</text:span></text:p>
      <text:p text:style-name="P40"/>
      <text:p text:style-name="P30">******** <text:span text:style-name="T43">SEBASTIEN*************</text:span></text:p>
      <text:p text:style-name="P25"/>
      <text:p text:style-name="P17"><text:span text:style-name="T24">. <text:s text:c="2"/></text:span><text:span text:style-name="T8">arm_branch_other :</text:span></text:p>
      <text:p text:style-name="P37"/>
      <text:p text:style-name="P32">******** <text:span text:style-name="T35">A ULYSSE*************</text:span></text:p>
      <text:p text:style-name="P23"/>
      <text:p text:style-name="P13"/>
      <text:p text:style-name="P52">******** Lundi 12 Janvier ******** </text:p>
      <text:p text:style-name="P51">******** Avancement ******** </text:p>
      <text:p text:style-name="P8"/>
      <text:p text:style-name="P19"><text:span text:style-name="T36">. <text:s text:c="2"/></text:span><text:span text:style-name="T37">arm_instruction :</text:span></text:p>
      <text:p text:style-name="P39"/>
      <text:p text:style-name="P21">******* A faire LOUIS ********</text:p>
      <text:p text:style-name="P21"/>
      <text:p text:style-name="P16"><text:soft-page-break/><text:span text:style-name="T21">. <text:s text:c="2"/></text:span><text:span text:style-name="T22">arm_data_processing :</text:span></text:p>
      <text:p text:style-name="P37"/>
      <text:p text:style-name="P32">******** <text:span text:style-name="T35">A faire Riyane *************</text:span></text:p>
      <text:p text:style-name="P25"/>
      <text:p text:style-name="P16"><text:span text:style-name="T21">. <text:s text:c="2"/></text:span><text:span text:style-name="T9">arm_load_store :</text:span></text:p>
      <text:p text:style-name="P40"/>
      <text:p text:style-name="P30">******** <text:span text:style-name="T43">SEBASTIEN*************</text:span></text:p>
      <text:p text:style-name="P25"/>
      <text:p text:style-name="P17"><text:span text:style-name="T24">. <text:s text:c="2"/></text:span><text:span text:style-name="T8">arm_branch_other :</text:span></text:p>
      <text:p text:style-name="P37"/>
      <text:p text:style-name="P32">******** <text:span text:style-name="T35">A ULYSSE*************</text:span></text:p>
      <text:p text:style-name="P23"/>
      <text:p text:style-name="P13"/>
      <text:p text:style-name="P61">******** Mardi 13 Janvier ******** </text:p>
      <text:p text:style-name="P60">******** Avancement ******** </text:p>
      <text:p text:style-name="P8"/>
      <text:p text:style-name="P19"><text:span text:style-name="T36">. <text:s text:c="2"/></text:span><text:span text:style-name="T37">arm_instruction :</text:span></text:p>
      <text:p text:style-name="P39"/>
      <text:p text:style-name="P21">******* A faire LOUIS ********</text:p>
      <text:p text:style-name="P21"/>
      <text:p text:style-name="P16"><text:span text:style-name="T21">. <text:s text:c="2"/></text:span><text:span text:style-name="T22">arm_data_processing :</text:span></text:p>
      <text:p text:style-name="P37"/>
      <text:p text:style-name="P32">******** <text:span text:style-name="T35">A faire Riyane *************</text:span></text:p>
      <text:p text:style-name="P25"/>
      <text:p text:style-name="P16"><text:span text:style-name="T21">. <text:s text:c="2"/></text:span><text:span text:style-name="T9">arm_load_store :</text:span></text:p>
      <text:p text:style-name="P40"/>
      <text:p text:style-name="P30">******** <text:span text:style-name="T43">SEBASTIEN*************</text:span></text:p>
      <text:p text:style-name="P25"/>
      <text:p text:style-name="P17"><text:span text:style-name="T24">. <text:s text:c="2"/></text:span><text:span text:style-name="T8">arm_branch_other :</text:span></text:p>
      <text:p text:style-name="P37"/>
      <text:p text:style-name="P32">******** <text:span text:style-name="T35">A ULYSSE*************</text:span></text:p>
      <text:p text:style-name="P23"/>
      <text:p text:style-name="P13"/>
      <text:p text:style-name="P52">******** Mercredi 14 Janvier ******** </text:p>
      <text:p text:style-name="P51">******** Avancement ******** </text:p>
      <text:p text:style-name="P8"/>
      <text:p text:style-name="P19"><text:span text:style-name="T36">. <text:s text:c="2"/></text:span><text:span text:style-name="T37">arm_instruction :</text:span></text:p>
      <text:p text:style-name="P39"/>
      <text:p text:style-name="P21">******* A faire LOUIS ********</text:p>
      <text:p text:style-name="P21"/>
      <text:p text:style-name="P16"><text:span text:style-name="T21">. <text:s text:c="2"/></text:span><text:span text:style-name="T22">arm_data_processing :</text:span></text:p>
      <text:p text:style-name="P37"/>
      <text:p text:style-name="P32">******** <text:span text:style-name="T35">A faire Riyane *************</text:span></text:p>
      <text:p text:style-name="P25"/>
      <text:p text:style-name="P16"><text:span text:style-name="T21">. <text:s text:c="2"/></text:span><text:span text:style-name="T9">arm_load_store :</text:span></text:p>
      <text:p text:style-name="P40"/>
      <text:p text:style-name="P30"><text:soft-page-break/>******** <text:span text:style-name="T43">SEBASTIEN*************</text:span></text:p>
      <text:p text:style-name="P25"/>
      <text:p text:style-name="P17"><text:span text:style-name="T24">. <text:s text:c="2"/></text:span><text:span text:style-name="T8">arm_branch_other :</text:span></text:p>
      <text:p text:style-name="P37"/>
      <text:p text:style-name="P32">******** <text:span text:style-name="T35">A ULYSSE*************</text:span></text:p>
      <text:p text:style-name="P23"/>
      <text:p text:style-name="P13"/>
      <text:p text:style-name="P52">******** Jeudi 15 Janvier ******** </text:p>
      <text:p text:style-name="P51">******** Avancement ******** </text:p>
      <text:p text:style-name="P54"/>
      <text:p text:style-name="P19"><text:span text:style-name="T36">. <text:s text:c="2"/></text:span><text:span text:style-name="T37">arm_instruction :</text:span></text:p>
      <text:p text:style-name="P39"/>
      <text:p text:style-name="P21">******* A faire LOUIS ********</text:p>
      <text:p text:style-name="P21"/>
      <text:p text:style-name="P16"><text:span text:style-name="T21">. <text:s text:c="2"/></text:span><text:span text:style-name="T22">arm_data_processing :</text:span></text:p>
      <text:p text:style-name="P37"/>
      <text:p text:style-name="P32">******** <text:span text:style-name="T35">A faire Riyane *************</text:span></text:p>
      <text:p text:style-name="P25"/>
      <text:p text:style-name="P16"><text:span text:style-name="T21">. <text:s text:c="2"/></text:span><text:span text:style-name="T9">arm_load_store :</text:span></text:p>
      <text:p text:style-name="P40"/>
      <text:p text:style-name="P30">******** <text:span text:style-name="T43">SEBASTIEN*************</text:span></text:p>
      <text:p text:style-name="P25"/>
      <text:p text:style-name="P17"><text:span text:style-name="T24">. <text:s text:c="2"/></text:span><text:span text:style-name="T8">arm_branch_other :</text:span></text:p>
      <text:p text:style-name="P37"/>
      <text:p text:style-name="P32">******** <text:span text:style-name="T35">A ULYSSE*************</text:span></text:p>
      <text:p text:style-name="P23"/>
      <text:p text:style-name="P13"/>
      <text:p text:style-name="P52">******** Vendredi 16 Janvier ******** </text:p>
      <text:p text:style-name="P51">******** Avancement ******** </text:p>
      <text:p text:style-name="P8"/>
      <text:p text:style-name="P19"><text:span text:style-name="T36">. <text:s text:c="2"/></text:span><text:span text:style-name="T37">arm_instruction :</text:span></text:p>
      <text:p text:style-name="P39"/>
      <text:p text:style-name="P21">******* A faire LOUIS ********</text:p>
      <text:p text:style-name="P21"/>
      <text:p text:style-name="P16"><text:span text:style-name="T21">. <text:s text:c="2"/></text:span><text:span text:style-name="T22">arm_data_processing :</text:span></text:p>
      <text:p text:style-name="P37"/>
      <text:p text:style-name="P32">******** <text:span text:style-name="T35">A faire Riyane *************</text:span></text:p>
      <text:p text:style-name="P25"/>
      <text:p text:style-name="P16"><text:span text:style-name="T21">. <text:s text:c="2"/></text:span><text:span text:style-name="T9">arm_load_store :</text:span></text:p>
      <text:p text:style-name="P40"/>
      <text:p text:style-name="P30">******** <text:span text:style-name="T43">SEBASTIEN*************</text:span></text:p>
      <text:p text:style-name="P25"/>
      <text:p text:style-name="P17"><text:span text:style-name="T24">. <text:s text:c="2"/></text:span><text:span text:style-name="T8">arm_branch_other :</text:span></text:p>
      <text:p text:style-name="P37"/>
      <text:p text:style-name="P32">******** <text:span text:style-name="T35">A ULYSSE*************</text:span></text:p>
      <text:p text:style-name="P23"/>
      <text:p text:style-name="P13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5-01-10T13:26:57.067782450</meta:creation-date>
    <meta:editing-duration>P2171DT11H20M6S</meta:editing-duration>
    <dc:date>2015-01-12T09:26:32.581841712</dc:date>
    <dc:creator>sellaml </dc:creator>
    <meta:editing-cycles>22</meta:editing-cycles>
    <meta:generator>LibreOffice/4.2.4.2$Linux_X86_64 LibreOffice_project/420m0$Build-2</meta:generator>
    <meta:document-statistic meta:table-count="0" meta:image-count="0" meta:object-count="0" meta:page-count="7" meta:paragraph-count="132" meta:word-count="742" meta:character-count="5219" meta:non-whitespace-character-count="4524"/>
  </office:meta>
</office:document-meta>
</file>